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96E12C543AE134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878cm, 0cm, 1.791cm, 33.061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133cm" svg:height="18.132cm" svg:x="-2cm" svg:y="3.656cm">
          <draw:image xlink:href="Pictures/10000000000007800000043896E12C543AE134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7:59:00.956166265</meta:creation-date>
    <dc:date>2019-02-10T18:05:59.001845425</dc:date>
    <meta:editing-duration>PT3M10S</meta:editing-duration>
    <meta:editing-cycles>2</meta:editing-cycles>
    <meta:generator>LibreOffice/5.1.6.2$Linux_X86_64 LibreOffice_project/10m0$Build-2</meta:generator>
    <meta:document-statistic meta:object-count="1"/>
  </office:meta>
</office:document-meta>
</file>